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92606DCFA422B85D44.png" manifest:media-type="image/png"/>
  <manifest:file-entry manifest:full-path="Pictures/10000000000004B2000003920DCB0CB5146CE9D6.png" manifest:media-type="image/png"/>
  <manifest:file-entry manifest:full-path="Pictures/10000000000004B200000316691C27F9B3ADAC69.png" manifest:media-type="image/png"/>
  <manifest:file-entry manifest:full-path="Pictures/10000000000004B20000022D64C11CD12B53AF78.png" manifest:media-type="image/png"/>
  <manifest:file-entry manifest:full-path="Pictures/10000000000004B20000042428D5AEFA9DB986EB.png" manifest:media-type="image/png"/>
  <manifest:file-entry manifest:full-path="Pictures/10000000000004B20000028EFEFF8ED0E77DAA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6cm, 5.885cm, 5.402cm, 0.136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04cm, 5.885cm, 4.095cm, 0.13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932cm, 5.885cm, 4.995cm, 0.26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393cm, 5.885cm, 1.439cm, 0.644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59cm, 6.012cm, 1.796cm, 0.39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133cm, 5.885cm, 1.83cm, 0.136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78cm" svg:height="16.382cm" svg:x="0.763cm" svg:y="0.889cm">
          <draw:image xlink:href="Pictures/10000000000004B20000042428D5AEFA9DB986EB.png" xlink:type="simple" xlink:show="embed" xlink:actuate="onLoad">
            <text:p/>
          </draw:image>
        </draw:frame>
        <draw:frame draw:style-name="gr2" draw:text-style-name="P1" draw:layer="layout" svg:width="25.78cm" svg:height="6.603cm" svg:x="0.763cm" svg:y="17.527cm">
          <draw:image xlink:href="Pictures/10000000000004B20000028EFEFF8ED0E77DAA0E.png" xlink:type="simple" xlink:show="embed" xlink:actuate="onLoad">
            <text:p/>
          </draw:image>
        </draw:frame>
        <draw:frame draw:style-name="gr3" draw:text-style-name="P1" draw:layer="layout" svg:width="25.653cm" svg:height="8.254cm" svg:x="1.016cm" svg:y="24.311cm">
          <draw:image xlink:href="Pictures/10000000000004B2000003920DCB0CB5146CE9D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4" draw:text-style-name="P1" draw:layer="layout" svg:width="25.272cm" svg:height="6.349cm" svg:x="0.889cm" svg:y="1.016cm">
          <draw:image xlink:href="Pictures/10000000000004B200000392606DCFA422B85D44.png" xlink:type="simple" xlink:show="embed" xlink:actuate="onLoad">
            <text:p/>
          </draw:image>
        </draw:frame>
        <draw:frame draw:style-name="gr5" draw:text-style-name="P2" draw:layer="layout" svg:width="25.399cm" svg:height="6.349cm" svg:x="0.636cm" svg:y="7.621cm">
          <draw:image xlink:href="Pictures/10000000000004B20000022D64C11CD12B53AF78.png" xlink:type="simple" xlink:show="embed" xlink:actuate="onLoad">
            <text:p/>
          </draw:image>
        </draw:frame>
        <draw:frame draw:style-name="gr6" draw:text-style-name="P2" draw:layer="layout" svg:width="25.78cm" svg:height="11.937cm" svg:x="0.636cm" svg:y="14.225cm">
          <draw:image xlink:href="Pictures/10000000000004B200000316691C27F9B3ADAC6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1-19T17:52:49.600334011</dc:date>
    <meta:editing-duration>P1DT4H11M51S</meta:editing-duration>
    <meta:editing-cycles>40</meta:editing-cycles>
    <meta:generator>LibreOffice/6.0.6.2$Linux_X86_64 LibreOffice_project/00m0$Build-2</meta:generator>
    <meta:document-statistic meta:object-count="6"/>
  </office:meta>
</office:document-meta>
</file>